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347977"/>
    </style:style>
    <style:style style:name="P2" style:family="paragraph" style:parent-style-name="Footer">
      <style:paragraph-properties fo:margin-left="0cm" fo:margin-right="0.63cm" fo:text-align="end" style:justify-single-word="false" fo:text-indent="0cm" style:auto-text-indent="false">
        <style:tab-stops/>
      </style:paragraph-properties>
      <style:text-properties officeooo:paragraph-rsid="00347977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1f93f7" officeooo:paragraph-rsid="001f93f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24d6ee" officeooo:paragraph-rsid="0024d6e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1f93f7" officeooo:paragraph-rsid="001f93f7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24d6ee" officeooo:paragraph-rsid="0024d6e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24d6ee" officeooo:paragraph-rsid="0024d6e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style:text-underline-style="none" fo:font-weight="normal" officeooo:rsid="001f93f7" officeooo:paragraph-rsid="002a6fb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2pt" style:text-underline-style="none" fo:font-weight="normal" officeooo:rsid="00219059" officeooo:paragraph-rsid="00219059" style:font-name-asian="Nimbus Mono L" style:font-size-asian="10.5pt" style:font-weight-asian="normal" style:font-name-complex="Liberation Mono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2pt" style:text-underline-style="none" fo:font-weight="normal" officeooo:rsid="00219059" officeooo:paragraph-rsid="0022ec2b" style:font-name-asian="Nimbus Mono L" style:font-size-asian="10.5pt" style:font-weight-asian="normal" style:font-name-complex="Liberation Mono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1f93f7" officeooo:paragraph-rsid="001f93f7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219059" officeooo:paragraph-rsid="0021905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bold" officeooo:rsid="0024d6ee" officeooo:paragraph-rsid="0024d6ee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1f93f7" officeooo:paragraph-rsid="001f93f7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19059" officeooo:paragraph-rsid="0021905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4d6ee" officeooo:paragraph-rsid="0024d6e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bold" officeooo:rsid="0024d6ee" officeooo:paragraph-rsid="0025412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officeooo:rsid="00219059" officeooo:paragraph-rsid="0021905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officeooo:rsid="0024d6ee" officeooo:paragraph-rsid="0024d6ee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officeooo:rsid="0037b09e" officeooo:paragraph-rsid="0037b09e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Times New Roman" fo:font-size="10pt" officeooo:paragraph-rsid="002a6fb9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5d8912" officeooo:paragraph-rsid="002a6fb9" style:font-size-asian="48pt" style:font-weight-asian="normal" style:font-size-complex="48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42627c" officeooo:paragraph-rsid="002a6fb9" style:font-size-asian="48pt" style:font-weight-asian="normal" style:font-size-complex="48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officeooo:rsid="001afb1e" officeooo:paragraph-rsid="002a6fb9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officeooo:paragraph-rsid="002a6fb9" style:font-size-asian="16pt" style:font-size-complex="16pt"/>
    </style:style>
    <style:style style:name="P26" style:family="paragraph" style:parent-style-name="Standard">
      <style:text-properties style:font-name="Times New Roman" fo:font-size="16pt" officeooo:paragraph-rsid="002a6fb9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6pt" officeooo:paragraph-rsid="002a6fb9" style:font-size-asian="14pt" style:font-size-complex="16pt"/>
    </style:style>
    <style:style style:name="P28" style:family="paragraph" style:parent-style-name="Standard">
      <style:text-properties style:font-name="Times New Roman" fo:font-size="16pt" officeooo:paragraph-rsid="002a6fb9" style:font-size-asian="14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26pt" fo:font-style="italic" officeooo:rsid="001afb1e" officeooo:paragraph-rsid="002a6fb9" style:font-size-asian="26pt" style:font-style-asian="italic" style:font-size-complex="26pt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20pt" fo:font-weight="normal" officeooo:paragraph-rsid="002a6fb9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20pt" officeooo:paragraph-rsid="002a6fb9" style:font-size-asian="20pt" style:font-size-complex="20pt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2ec2b" officeooo:paragraph-rsid="0022ec2b" style:font-name-asian="Nimbus Mono L" style:font-size-asian="12.25pt" style:font-name-complex="Liberation Mono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19059" officeooo:paragraph-rsid="00219059" style:font-name-asian="Nimbus Mono L" style:font-size-asian="12.25pt" style:font-name-complex="Liberation Mono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Times new roman" fo:font-size="12pt" officeooo:rsid="0024d6ee" officeooo:paragraph-rsid="0024d6ee" style:font-name-asian="Nimbus Mono L" style:font-size-asian="12.25pt" style:font-name-complex="Liberation Mono" style:font-size-complex="14pt"/>
    </style:style>
    <style:style style:name="P3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19059" officeooo:paragraph-rsid="00219059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2ec2b" officeooo:paragraph-rsid="0022ec2b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2ec2b" officeooo:paragraph-rsid="00219059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4d6ee" style:font-size-asian="10pt" style:font-weight-asian="bold" style:font-size-complex="10pt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5412a" style:font-size-asian="10pt" style:font-weight-asian="bold" style:font-size-complex="10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70b1a" style:font-size-asian="10pt" style:font-weight-asian="bold" style:font-size-complex="10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3623d4" style:font-size-asian="10pt" style:font-weight-asian="bold" style:font-size-complex="10pt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3623d4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pt" fo:letter-spacing="normal" fo:language="es" fo:country="ES" fo:font-style="normal" style:text-underline-style="none" fo:font-weight="normal" officeooo:rsid="0024d6ee" officeooo:paragraph-rsid="0024d6ee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officeooo:paragraph-rsid="003623d4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Times new roman" fo:font-size="14pt" style:text-underline-style="none" fo:font-weight="bold" officeooo:rsid="0024d6ee" officeooo:paragraph-rsid="0022ec2b" style:font-size-asian="12.25pt" style:font-weight-asian="bold" style:font-size-complex="14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style:font-name="Times new roman" fo:font-size="10pt" style:text-underline-style="none" fo:font-weight="normal" officeooo:rsid="001f93f7" officeooo:paragraph-rsid="001f93f7" style:font-size-asian="10pt" style:font-weight-asian="bold" style:font-size-complex="10pt" style:font-weight-complex="bold"/>
    </style:style>
    <style:style style:name="P4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48pt" officeooo:paragraph-rsid="002a6fb9" style:font-size-asian="48pt" style:font-size-complex="48pt"/>
    </style:style>
    <style:style style:name="P48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none" fo:font-weight="normal" officeooo:rsid="0024d6ee" officeooo:paragraph-rsid="0037b09e" style:font-size-asian="10pt" style:font-weight-asian="normal" style:font-size-complex="10pt" style:font-weight-complex="normal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fo:font-weight="bold"/>
    </style:style>
    <style:style style:name="T4" style:family="text">
      <style:text-properties fo:font-weight="bold" officeooo:rsid="002a6fb9"/>
    </style:style>
    <style:style style:name="T5" style:family="text">
      <style:text-properties fo:font-weight="bold" officeooo:rsid="002ba4f3"/>
    </style:style>
    <style:style style:name="T6" style:family="text">
      <style:text-properties officeooo:rsid="0022ec2b"/>
    </style:style>
    <style:style style:name="T7" style:family="text">
      <style:text-properties officeooo:rsid="0024d6ee"/>
    </style:style>
    <style:style style:name="T8" style:family="text">
      <style:text-properties fo:color="#000000" style:font-name="Times new roman" fo:font-size="10pt" style:font-size-asian="10pt" style:font-size-complex="10pt"/>
    </style:style>
    <style:style style:name="T9" style:family="text">
      <style:text-properties fo:color="#000000" style:font-name="Times new roman" fo:font-size="10pt" fo:font-weight="bold" officeooo:rsid="003623d4" style:font-size-asian="10pt" style:font-weight-asian="bold" style:font-size-complex="10pt" style:font-weight-complex="bold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270b1a" style:font-weight-asian="normal" style:font-weight-complex="normal"/>
    </style:style>
    <style:style style:name="T12" style:family="text">
      <style:text-properties officeooo:rsid="0025412a" style:font-weight-asian="normal" style:font-weight-complex="normal"/>
    </style:style>
    <style:style style:name="T13" style:family="text">
      <style:text-properties officeooo:rsid="002a6fb9" style:font-weight-asian="normal" style:font-weight-complex="normal"/>
    </style:style>
    <style:style style:name="T14" style:family="text">
      <style:text-properties officeooo:rsid="002ba4f3" style:font-weight-asian="normal" style:font-weight-complex="normal"/>
    </style:style>
    <style:style style:name="T15" style:family="text">
      <style:text-properties officeooo:rsid="002ed2c8" style:font-weight-asian="normal" style:font-weight-complex="normal"/>
    </style:style>
    <style:style style:name="T16" style:family="text">
      <style:text-properties officeooo:rsid="0031fb98" style:font-weight-asian="normal" style:font-weight-complex="normal"/>
    </style:style>
    <style:style style:name="T17" style:family="text">
      <style:text-properties officeooo:rsid="00327c2a" style:font-weight-asian="normal" style:font-weight-complex="normal"/>
    </style:style>
    <style:style style:name="T18" style:family="text">
      <style:text-properties officeooo:rsid="003623d4" style:font-weight-asian="normal" style:font-weight-complex="normal"/>
    </style:style>
    <style:style style:name="T19" style:family="text">
      <style:text-properties officeooo:rsid="00384a88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officeooo:rsid="005d8912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5f5cc0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f6c30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officeooo:rsid="001d4c0c"/>
    </style:style>
    <style:style style:name="T25" style:family="text">
      <style:text-properties officeooo:rsid="001f6c30"/>
    </style:style>
    <style:style style:name="T26" style:family="text">
      <style:text-properties officeooo:rsid="001d4c0c"/>
    </style:style>
    <style:style style:name="T27" style:family="text">
      <style:text-properties style:text-underline-style="none"/>
    </style:style>
    <style:style style:name="T28" style:family="text">
      <style:text-properties officeooo:rsid="001f1478"/>
    </style:style>
    <style:style style:name="T29" style:family="text">
      <style:text-properties officeooo:rsid="001afb1e"/>
    </style:style>
    <style:style style:name="T30" style:family="text">
      <style:text-properties officeooo:rsid="002a6fb9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623d4" style:font-weight-asian="normal" style:font-weight-complex="normal"/>
    </style:style>
    <style:style style:name="T33" style:family="text">
      <style:text-properties officeooo:rsid="002ba4f3"/>
    </style:style>
    <style:style style:name="T34" style:family="text">
      <style:text-properties officeooo:rsid="002f8a39"/>
    </style:style>
    <style:style style:name="T35" style:family="text">
      <style:text-properties fo:font-size="10pt" fo:language="es" fo:country="ES" style:text-underline-style="none" officeooo:rsid="00270b1a" style:font-size-asian="10pt" style:font-weight-asian="bold" style:font-size-complex="10pt" style:font-weight-complex="bold"/>
    </style:style>
    <style:style style:name="T36" style:family="text">
      <style:text-properties fo:font-size="10pt" fo:language="es" fo:country="ES" style:text-underline-style="none" officeooo:rsid="003623d4" style:font-size-asian="10pt" style:font-weight-asian="bold" style:font-size-complex="10pt" style:font-weight-complex="bold"/>
    </style:style>
    <style:style style:name="T37" style:family="text">
      <style:text-properties fo:font-size="10pt" fo:language="es" fo:country="ES" style:text-underline-style="none" officeooo:rsid="00384a88" style:font-size-asian="10pt" style:font-weight-asian="bold" style:font-size-complex="10pt" style:font-weight-complex="bold"/>
    </style:style>
    <style:style style:name="T38" style:family="text">
      <style:text-properties fo:font-size="10pt" fo:language="es" fo:country="ES" style:text-underline-style="none" fo:font-weight="normal" officeooo:rsid="003623d4" style:font-size-asian="10pt" style:font-weight-asian="normal" style:font-size-complex="10pt" style:font-weight-complex="normal"/>
    </style:style>
    <style:style style:name="T39" style:family="text">
      <style:text-properties fo:font-size="10pt" fo:language="es" fo:country="ES" style:text-underline-style="none" fo:font-weight="normal" officeooo:rsid="00384a88" style:font-size-asian="10pt" style:font-weight-asian="normal" style:font-size-complex="10pt" style:font-weight-complex="normal"/>
    </style:style>
    <style:style style:name="T40" style:family="text">
      <style:text-properties style:font-name="Times new roman" fo:font-weight="normal" style:font-weight-asian="normal" style:font-weight-complex="normal"/>
    </style:style>
    <style:style style:name="T41" style:family="text">
      <style:text-properties officeooo:rsid="0037b09e"/>
    </style:style>
    <style:style style:name="T42" style:family="text">
      <style:text-properties officeooo:rsid="00384a88"/>
    </style:style>
    <style:style style:name="T43" style:family="text">
      <style:text-properties fo:font-variant="normal" fo:text-transform="none" fo:color="#000000" fo:letter-spacing="normal" fo:language="es" fo:country="ES" fo:font-style="normal"/>
    </style:style>
    <style:style style:name="T44" style:family="text">
      <style:text-properties fo:font-variant="normal" fo:text-transform="none" fo:color="#000000" fo:letter-spacing="normal" fo:language="es" fo:country="ES" fo:font-style="normal" officeooo:rsid="002a6f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21">Anexo </text:span><text:span text:style-name="T22">I</text:span><text:span text:style-name="T23">I</text:span></text:p>
      <text:p text:style-name="P22"/>
      <text:p text:style-name="P23">Manual de <text:span text:style-name="T25">usuario</text:span></text:p>
      <text:p text:style-name="P26"/>
      <text:p text:style-name="P26"/>
      <text:p text:style-name="P26"/>
      <text:p text:style-name="P29">Webbot para Datos Bibliom<text:span text:style-name="T26">é</text:span>tricos (WB).</text:p>
      <text:p text:style-name="P24"/>
      <text:p text:style-name="P24"/>
      <text:p text:style-name="P24"/>
      <text:p text:style-name="P30"><text:span text:style-name="T20">I</text:span><text:span text:style-name="T24">ntegrantes</text:span><text:span text:style-name="T27"> </text:span>:</text:p>
      <text:p text:style-name="P27"/>
      <text:p text:style-name="P27"/>
      <text:p text:style-name="P24">De Domingo Gonzalo, Guastadisegni Federico, Rodr<text:span text:style-name="T28">í</text:span>guez Nahuel.</text:p>
      <text:p text:style-name="P28"/>
      <text:p text:style-name="P28"/>
      <text:p text:style-name="P31"><text:span text:style-name="T20">Cátedra</text:span> :</text:p>
      <text:p text:style-name="P21"/>
      <text:p text:style-name="P21"/>
      <text:p text:style-name="P25">Proyecto de Software</text:p>
      <text:p text:style-name="P25">Licenciatura en Sistemas.</text:p>
      <text:p text:style-name="P25"/>
      <text:p text:style-name="P25"/>
      <text:p text:style-name="P25"/>
      <text:p text:style-name="P25">201<text:span text:style-name="T29">5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  <text:p text:style-name="P3"><text:soft-page-break/>I<text:span text:style-name="T30">nformación general</text:span></text:p>
      <text:p text:style-name="P5"/>
      <text:p text:style-name="P46"><text:bookmark text:name="tw-target-text"/><text:span text:style-name="T43">La API de nuestro Webbot es un servicio REST que proporciona métodos para acceder a recursos espec</text:span><text:span text:style-name="T44">í</text:span><text:span text:style-name="T43">ficos en URLs y para la búsqueda y filtrado en base a distintos par</text:span><text:span text:style-name="T44">á</text:span><text:span text:style-name="T43">metros. Todas las representaciones se codifican como objetos JSON.</text:span></text:p>
      <text:p text:style-name="P15"/>
      <text:p text:style-name="P12">P<text:span text:style-name="T30">eticiones</text:span></text:p>
      <text:p text:style-name="P15"/>
      <text:p text:style-name="P18">Actualmente, el usuario solamente podr<text:span text:style-name="T34">á</text:span> hacer peticiones HTTP de tipo GET.</text:p>
      <text:p text:style-name="P18"/>
      <text:p text:style-name="P12">E<text:span text:style-name="T30">structura de la respuesta</text:span></text:p>
      <text:p text:style-name="P15"/>
      <text:p text:style-name="P35"><text:bookmark text:name="tw-target-text2"/>La mejor manera de entender los resultados devueltos por la API es probar las peticiones que presentaremos mas adelante en este documento. A<text:span text:style-name="T30">ú</text:span>n as<text:span text:style-name="T30">í</text:span>, ofreceremos una inmersión más profunda en la estructura de resultado API y su organización.</text:p>
      <text:p text:style-name="P37"/>
      <text:p text:style-name="P36">“Response” <text:span text:style-name="T41">tiene</text:span> la siguiente estructura:</text:p>
      <text:p text:style-name="P35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3">Atributo</text:p>
          </table:table-cell>
          <table:table-cell table:style-name="Tabla1.A1" office:value-type="string">
            <text:p text:style-name="P33">Tipo</text:p>
          </table:table-cell>
          <table:table-cell table:style-name="Tabla1.C1" office:value-type="string">
            <text:p text:style-name="P33">Descripci<text:span text:style-name="T30">ó</text:span>n</text:p>
          </table:table-cell>
        </table:table-row>
        <table:table-row>
          <table:table-cell table:style-name="Tabla1.A2" office:value-type="string">
            <text:p text:style-name="P33">id</text:p>
          </table:table-cell>
          <table:table-cell table:style-name="Tabla1.A2" office:value-type="string">
            <text:p text:style-name="P33">int</text:p>
          </table:table-cell>
          <table:table-cell table:style-name="Tabla1.C2" office:value-type="string">
            <text:p text:style-name="P9">Campo identificatorio de cada una de las publicaciones.</text:p>
          </table:table-cell>
        </table:table-row>
        <table:table-row>
          <table:table-cell table:style-name="Tabla1.A2" office:value-type="string">
            <text:p text:style-name="P33">Autor</text:p>
          </table:table-cell>
          <table:table-cell table:style-name="Tabla1.A2" office:value-type="string">
            <text:p text:style-name="P32">String</text:p>
          </table:table-cell>
          <table:table-cell table:style-name="Tabla1.C2" office:value-type="string">
            <text:p text:style-name="P9">Campo multivaluado que muestra cada uno de los autores de cada publicaci<text:span text:style-name="T30">ó</text:span>n.</text:p>
          </table:table-cell>
        </table:table-row>
        <table:table-row>
          <table:table-cell table:style-name="Tabla1.A2" office:value-type="string">
            <text:p text:style-name="P32">Titulo</text:p>
          </table:table-cell>
          <table:table-cell table:style-name="Tabla1.A2" office:value-type="string">
            <text:p text:style-name="P32">String</text:p>
          </table:table-cell>
          <table:table-cell table:style-name="Tabla1.C2" office:value-type="string">
            <text:p text:style-name="P10"><text:span text:style-name="T6">C</text:span>ampo que indica el nombre de la publicaci<text:span text:style-name="T30">ó</text:span>n.</text:p>
          </table:table-cell>
        </table:table-row>
        <table:table-row>
          <table:table-cell table:style-name="Tabla1.A2" office:value-type="string">
            <text:p text:style-name="P32">Año</text:p>
          </table:table-cell>
          <table:table-cell table:style-name="Tabla1.A2" office:value-type="string">
            <text:p text:style-name="P32">String</text:p>
          </table:table-cell>
          <table:table-cell table:style-name="Tabla1.C2" office:value-type="string">
            <text:p text:style-name="P10"><text:span text:style-name="T6">Año en</text:span> que fue publicado <text:span text:style-name="T6">el artículo.</text:span></text:p>
          </table:table-cell>
        </table:table-row>
        <table:table-row>
          <table:table-cell table:style-name="Tabla1.A2" office:value-type="string">
            <text:p text:style-name="P32">URL</text:p>
          </table:table-cell>
          <table:table-cell table:style-name="Tabla1.A2" office:value-type="string">
            <text:p text:style-name="P32">String</text:p>
          </table:table-cell>
          <table:table-cell table:style-name="Tabla1.C2" office:value-type="string">
            <text:p text:style-name="P10"><text:span text:style-name="T6">D</text:span>irecci<text:span text:style-name="T30">ó</text:span>n hacia el PDF de la publicaci<text:span text:style-name="T30">ó</text:span>n.</text:p>
          </table:table-cell>
        </table:table-row>
        <table:table-row>
          <table:table-cell table:style-name="Tabla1.A2" office:value-type="string">
            <text:p text:style-name="P32">ISBN</text:p>
          </table:table-cell>
          <table:table-cell table:style-name="Tabla1.A2" office:value-type="string">
            <text:p text:style-name="P32">String</text:p>
          </table:table-cell>
          <table:table-cell table:style-name="Tabla1.C2" office:value-type="string">
            <text:p text:style-name="P32">Campo que muestra, dependiendo de la publicaci<text:span text:style-name="T30">ó</text:span>n, el ISBN o el ISSN de la misma.</text:p>
          </table:table-cell>
        </table:table-row>
        <table:table-row>
          <table:table-cell table:style-name="Tabla1.A2" office:value-type="string">
            <text:p text:style-name="P32">_<text:span text:style-name="T7">Version_</text:span></text:p>
          </table:table-cell>
          <table:table-cell table:style-name="Tabla1.A2" office:value-type="string">
            <text:p text:style-name="P34">Long</text:p>
          </table:table-cell>
          <table:table-cell table:style-name="Tabla1.C2" office:value-type="string">
            <text:p text:style-name="P34">Campo necesario de Solr para su funcionamiento.</text:p>
          </table:table-cell>
        </table:table-row>
      </table:table>
      <text:p text:style-name="P37"/>
      <text:p text:style-name="P45"/>
      <text:p text:style-name="P13">E<text:span text:style-name="T30">rrores</text:span></text:p>
      <text:p text:style-name="P19"/>
      <text:p text:style-name="P20">Si la URL es incorrecta, la API devolver<text:span text:style-name="T42">á</text:span> un error 404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"><text:soft-page-break/>P<text:span text:style-name="T30">eticiones posibles</text:span></text:p>
      <text:p text:style-name="P6"/>
      <text:p text:style-name="P7">A continuaci<text:span text:style-name="T30">ó</text:span>n, describiremos todas las peticiones GET posibles de nuestra API, considerando el dominio que señalamos al comienzo de este documento:</text:p>
      <text:p text:style-name="P7"/>
      <text:p text:style-name="P7"/>
      <text:p text:style-name="P16">Petici<text:span text:style-name="T30">ó</text:span>n: <text:span text:style-name="T31">/</text:span><text:span text:style-name="T32">get/id=#</text:span></text:p>
      <text:p text:style-name="P16">Tipo:<text:span text:style-name="T31"> GET.</text:span></text:p>
      <text:p text:style-name="P38"><text:bookmark text:name="tw-target-text3"/><text:span text:style-name="T3">Notas de implementación:</text:span><text:span text:style-name="T10"> Obtiene una publicaci</text:span><text:span text:style-name="T13">ó</text:span><text:span text:style-name="T10">n o art</text:span><text:span text:style-name="T16">í</text:span><text:span text:style-name="T10">culo con el id especificado.</text:span></text:p>
      <text:p text:style-name="P38"><text:span text:style-name="T3">Tipo de respuesta:</text:span><text:span text:style-name="T10"> JSON.</text:span></text:p>
      <text:p text:style-name="P38"><text:span text:style-name="T3">Par</text:span><text:span text:style-name="T4">á</text:span><text:span text:style-name="T3">metro:</text:span><text:span text:style-name="T10"> id</text:span><text:span text:style-name="T18">=</text:span><text:span text:style-name="T10">Valor. Debe ser un entero. En caso de no existir, no devolver</text:span><text:span text:style-name="T13">á</text:span><text:span text:style-name="T10"> nada.</text:span></text:p>
      <text:p text:style-name="P38"><text:span text:style-name="T3">Error:</text:span><text:span text:style-name="T10"> HTTP 404, en caso de ingresar de manera incorrecta la URL. </text:span></text:p>
      <text:p text:style-name="P43"/>
      <text:p text:style-name="P17">Petici<text:span text:style-name="T30">ó</text:span>n: <text:span text:style-name="T31">/</text:span><text:span text:style-name="T32">get/autor=#</text:span></text:p>
      <text:p text:style-name="P17">Tipo:<text:span text:style-name="T31"> GET.</text:span></text:p>
      <text:p text:style-name="P39"><text:bookmark text:name="tw-target-text35"/><text:span text:style-name="T3">Notas de implementación:</text:span><text:span text:style-name="T10"> Obtiene </text:span><text:span text:style-name="T12">la</text:span><text:span text:style-name="T13">/</text:span><text:span text:style-name="T12">s</text:span><text:span text:style-name="T10"> publicacion</text:span><text:span text:style-name="T12">es</text:span><text:span text:style-name="T10"> o art</text:span><text:span text:style-name="T13">í</text:span><text:span text:style-name="T10">culo</text:span><text:span text:style-name="T12">s</text:span><text:span text:style-name="T10"> con el </text:span><text:span text:style-name="T12">nombre</text:span><text:span text:style-name="T10"> </text:span><text:span text:style-name="T12">o parte del nombre especificado.</text:span></text:p>
      <text:p text:style-name="P39"><text:span text:style-name="T3">Tipo de respuesta:</text:span><text:span text:style-name="T10"> JSON.</text:span></text:p>
      <text:p text:style-name="P39"><text:span text:style-name="T3">Par</text:span><text:span text:style-name="T4">á</text:span><text:span text:style-name="T3">metro:</text:span><text:span text:style-name="T10"> </text:span><text:span text:style-name="T12">Autor</text:span><text:span text:style-name="T18">=</text:span><text:span text:style-name="T10">Valor. En caso de no existir, no devolver</text:span><text:span text:style-name="T14">á</text:span><text:span text:style-name="T10"> nada. </text:span><text:span text:style-name="T12">Si el valor ingresado posee espacios, se agregar</text:span><text:span text:style-name="T16">á</text:span><text:span text:style-name="T12"> autom</text:span><text:span text:style-name="T14">á</text:span><text:span text:style-name="T12">ticamente a la URL un %20 por espacio.</text:span></text:p>
      <text:p text:style-name="P40"><text:span text:style-name="T3">Error:</text:span><text:span text:style-name="T10"> HTTP 404, en caso de ingresar de manera incorrecta la URL. </text:span></text:p>
      <text:p text:style-name="P44"><text:span text:style-name="T35">A</text:span><text:span text:style-name="T36">claraci</text:span><text:span text:style-name="T37">ó</text:span><text:span text:style-name="T36">n: </text:span><text:span text:style-name="T38">Por el momento, la API no puede procesar los caracteres con </text:span><text:span text:style-name="T39">tildes</text:span><text:span text:style-name="T38">, as</text:span><text:span text:style-name="T39">í</text:span><text:span text:style-name="T38"> que las peticiones que posean nombres con </text:span><text:span text:style-name="T39">tildes</text:span><text:span text:style-name="T38">, dev</text:span><text:span text:style-name="T39">o</text:span><text:span text:style-name="T38">lver</text:span><text:span text:style-name="T39">á</text:span><text:span text:style-name="T38">n un </text:span><text:span text:style-name="T40">KeyError. </text:span></text:p>
      <text:p text:style-name="P42"/>
      <text:p text:style-name="P17">Petici<text:span text:style-name="T33">ó</text:span>n: <text:span text:style-name="T31">/</text:span><text:span text:style-name="T32">get/list</text:span></text:p>
      <text:p text:style-name="P17">Tipo:<text:span text:style-name="T31"> GET.</text:span></text:p>
      <text:p text:style-name="P39"><text:bookmark text:name="tw-target-text356"/><text:span text:style-name="T3">Notas de implementación:</text:span><text:span text:style-name="T10"> Obtiene</text:span><text:span text:style-name="T12"> </text:span><text:span text:style-name="T18">todas las publicaciones o art</text:span><text:span text:style-name="T19">í</text:span><text:span text:style-name="T18">culos.</text:span></text:p>
      <text:p text:style-name="P39"><text:span text:style-name="T3">Tipo de respuesta:</text:span><text:span text:style-name="T10"> JSON.</text:span></text:p>
      <text:p text:style-name="P41"><text:span text:style-name="T3">Par</text:span><text:span text:style-name="T5">á</text:span><text:span text:style-name="T3">metro:</text:span><text:span text:style-name="T10"> En caso de </text:span><text:span text:style-name="T11">que el core est</text:span><text:span text:style-name="T17">é</text:span><text:span text:style-name="T11"> vac</text:span><text:span text:style-name="T15">í</text:span><text:span text:style-name="T11">o</text:span><text:span text:style-name="T10">, no devolver</text:span><text:span text:style-name="T15">á</text:span><text:span text:style-name="T10"> nada.</text:span></text:p>
      <text:p text:style-name="P40"><text:span text:style-name="T3">Error:</text:span><text:span text:style-name="T10"> HTTP 404, en caso de ingresar de manera incorrecta la UR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347977"/>
    </style:style>
    <style:style style:name="MP2" style:family="paragraph" style:parent-style-name="Footer">
      <style:paragraph-properties fo:margin-left="0cm" fo:margin-right="0.63cm" fo:text-align="end" style:justify-single-word="false" fo:text-indent="0cm" style:auto-text-indent="false">
        <style:tab-stops/>
      </style:paragraph-properties>
      <style:text-properties officeooo:paragraph-rsid="00347977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2"><text:span text:style-name="A3"><text:span text:style-name="MT1"><text:page-number text:select-page="current" text:page-adjust="-1">2</text:page-number></text:span></text:span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 </meta:initial-creator>
    <meta:creation-date>2015-11-05T17:51:16.299797715</meta:creation-date>
    <dc:date>2015-11-12T19:46:18.797000000</dc:date>
    <meta:editing-duration>PT1H27M38S</meta:editing-duration>
    <meta:editing-cycles>24</meta:editing-cycles>
    <meta:generator>LibreOffice/5.0.1.2$Windows_x86 LibreOffice_project/81898c9f5c0d43f3473ba111d7b351050be20261</meta:generator>
    <meta:document-statistic meta:table-count="1" meta:image-count="0" meta:object-count="0" meta:page-count="3" meta:paragraph-count="65" meta:word-count="445" meta:character-count="2841" meta:non-whitespace-character-count="2457"/>
  </office:meta>
</office:document-meta>
</file>